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3b939"/>
    </style:style>
    <style:style style:name="P2" style:family="paragraph" style:parent-style-name="Standard">
      <style:text-properties fo:font-weight="bold" officeooo:rsid="0015ff9c" officeooo:paragraph-rsid="0015ff9c" style:font-weight-asian="bold" style:font-weight-complex="bold"/>
    </style:style>
    <style:style style:name="P3" style:family="paragraph" style:parent-style-name="Standard">
      <style:text-properties fo:font-weight="bold" officeooo:rsid="0024c52e" officeooo:paragraph-rsid="0024c52e" style:font-weight-asian="bold" style:font-weight-complex="bold"/>
    </style:style>
    <style:style style:name="P4" style:family="paragraph" style:parent-style-name="Standard">
      <style:text-properties fo:font-weight="bold" officeooo:rsid="0031260d" officeooo:paragraph-rsid="0031260d" style:font-weight-asian="bold" style:font-weight-complex="bold"/>
    </style:style>
    <style:style style:name="P5" style:family="paragraph" style:parent-style-name="Standard">
      <style:text-properties fo:font-weight="bold" officeooo:rsid="00364845" officeooo:paragraph-rsid="00364845" style:font-weight-asian="bold" style:font-weight-complex="bold"/>
    </style:style>
    <style:style style:name="P6" style:family="paragraph" style:parent-style-name="Standard">
      <style:text-properties fo:font-weight="bold" officeooo:rsid="003dbdc4" officeooo:paragraph-rsid="003dbdc4" style:font-weight-asian="bold" style:font-weight-complex="bold"/>
    </style:style>
    <style:style style:name="P7" style:family="paragraph" style:parent-style-name="Standard">
      <style:text-properties fo:font-weight="normal" officeooo:rsid="001687a8" officeooo:paragraph-rsid="001687a8" style:font-weight-asian="normal" style:font-weight-complex="normal"/>
    </style:style>
    <style:style style:name="P8" style:family="paragraph" style:parent-style-name="Standard">
      <style:text-properties fo:font-weight="normal" officeooo:rsid="001687a8" officeooo:paragraph-rsid="002592d3" style:font-weight-asian="normal" style:font-weight-complex="normal"/>
    </style:style>
    <style:style style:name="P9" style:family="paragraph" style:parent-style-name="Standard">
      <style:text-properties fo:font-weight="normal" officeooo:rsid="001687a8" officeooo:paragraph-rsid="00276adc" style:font-weight-asian="normal" style:font-weight-complex="normal"/>
    </style:style>
    <style:style style:name="P10" style:family="paragraph" style:parent-style-name="Standard">
      <style:text-properties fo:font-weight="normal" officeooo:rsid="001687a8" officeooo:paragraph-rsid="003cc4ee" style:font-weight-asian="normal" style:font-weight-complex="normal"/>
    </style:style>
    <style:style style:name="P11" style:family="paragraph" style:parent-style-name="Standard">
      <style:text-properties fo:font-weight="normal" officeooo:rsid="0015ff9c" officeooo:paragraph-rsid="0024c52e" style:font-weight-asian="normal" style:font-weight-complex="normal"/>
    </style:style>
    <style:style style:name="P12" style:family="paragraph" style:parent-style-name="Standard">
      <style:text-properties fo:font-weight="normal" officeooo:rsid="0024c52e" officeooo:paragraph-rsid="0024c52e" style:font-weight-asian="normal" style:font-weight-complex="normal"/>
    </style:style>
    <style:style style:name="P13" style:family="paragraph" style:parent-style-name="Standard">
      <style:text-properties fo:font-weight="normal" officeooo:rsid="00276adc" officeooo:paragraph-rsid="00276adc" style:font-weight-asian="normal" style:font-weight-complex="normal"/>
    </style:style>
    <style:style style:name="P14" style:family="paragraph" style:parent-style-name="Standard">
      <style:text-properties fo:font-weight="normal" officeooo:rsid="002aaab6" officeooo:paragraph-rsid="002aaab6" style:font-weight-asian="normal" style:font-weight-complex="normal"/>
    </style:style>
    <style:style style:name="P15" style:family="paragraph" style:parent-style-name="Standard">
      <style:text-properties fo:font-weight="normal" officeooo:rsid="002aaab6" officeooo:paragraph-rsid="002cee53" style:font-weight-asian="normal" style:font-weight-complex="normal"/>
    </style:style>
    <style:style style:name="P16" style:family="paragraph" style:parent-style-name="Standard">
      <style:text-properties fo:font-weight="normal" officeooo:rsid="002bc8f1" officeooo:paragraph-rsid="002bc8f1" style:font-weight-asian="normal" style:font-weight-complex="normal"/>
    </style:style>
    <style:style style:name="P17" style:family="paragraph" style:parent-style-name="Standard">
      <style:text-properties fo:font-weight="normal" officeooo:rsid="002bc8f1" officeooo:paragraph-rsid="002cbe42" style:font-weight-asian="normal" style:font-weight-complex="normal"/>
    </style:style>
    <style:style style:name="P18" style:family="paragraph" style:parent-style-name="Standard">
      <style:text-properties fo:font-weight="normal" officeooo:rsid="00364845" officeooo:paragraph-rsid="003b2fb6" style:font-weight-asian="normal" style:font-weight-complex="normal"/>
    </style:style>
    <style:style style:name="P19" style:family="paragraph" style:parent-style-name="Standard">
      <style:text-properties fo:font-weight="normal" officeooo:paragraph-rsid="003b2fb6" style:font-weight-asian="normal" style:font-weight-complex="normal"/>
    </style:style>
    <style:style style:name="P20" style:family="paragraph" style:parent-style-name="Standard">
      <style:text-properties fo:font-weight="normal" officeooo:rsid="003cc4ee" officeooo:paragraph-rsid="003cc4ee" style:font-weight-asian="normal" style:font-weight-complex="normal"/>
    </style:style>
    <style:style style:name="P21" style:family="paragraph" style:parent-style-name="Standard">
      <style:text-properties fo:font-weight="normal" officeooo:rsid="003dbdc4" officeooo:paragraph-rsid="003dbdc4" style:font-weight-asian="normal" style:font-weight-complex="normal"/>
    </style:style>
    <style:style style:name="P22" style:family="paragraph" style:parent-style-name="Standard">
      <style:text-properties fo:font-weight="normal" officeooo:rsid="003dbdc4" officeooo:paragraph-rsid="003f69c7" style:font-weight-asian="normal" style:font-weight-complex="normal"/>
    </style:style>
    <style:style style:name="P23" style:family="paragraph" style:parent-style-name="Standard">
      <style:text-properties fo:font-weight="normal" officeooo:rsid="003f69c7" officeooo:paragraph-rsid="003f69c7" style:font-weight-asian="normal" style:font-weight-complex="normal"/>
    </style:style>
    <style:style style:name="P24" style:family="paragraph" style:parent-style-name="Standard">
      <style:text-properties officeooo:rsid="001d6656" officeooo:paragraph-rsid="001d6656"/>
    </style:style>
    <style:style style:name="P25" style:family="paragraph" style:parent-style-name="Standard">
      <style:text-properties officeooo:rsid="001e083a" officeooo:paragraph-rsid="001e083a"/>
    </style:style>
    <style:style style:name="P26" style:family="paragraph" style:parent-style-name="Standard">
      <style:text-properties officeooo:rsid="001f701e" officeooo:paragraph-rsid="001f701e"/>
    </style:style>
    <style:style style:name="P27" style:family="paragraph" style:parent-style-name="Standard">
      <style:text-properties officeooo:rsid="0020b31d" officeooo:paragraph-rsid="0020b31d"/>
    </style:style>
    <style:style style:name="P28" style:family="paragraph" style:parent-style-name="Standard">
      <style:text-properties officeooo:rsid="0020bfcc" officeooo:paragraph-rsid="0020bfcc"/>
    </style:style>
    <style:style style:name="P29" style:family="paragraph" style:parent-style-name="Standard">
      <style:text-properties officeooo:rsid="00309096" officeooo:paragraph-rsid="00309096"/>
    </style:style>
    <style:style style:name="P30" style:family="paragraph" style:parent-style-name="Standard">
      <style:text-properties officeooo:rsid="002cee53" officeooo:paragraph-rsid="003214ae"/>
    </style:style>
    <style:style style:name="P31" style:family="paragraph" style:parent-style-name="Standard">
      <style:text-properties officeooo:rsid="0033cff2" officeooo:paragraph-rsid="0033cff2"/>
    </style:style>
    <style:style style:name="P32" style:family="paragraph" style:parent-style-name="Standard">
      <style:text-properties officeooo:rsid="00364845" officeooo:paragraph-rsid="00364845"/>
    </style:style>
    <style:style style:name="P33" style:family="paragraph" style:parent-style-name="Standard">
      <style:text-properties fo:font-weight="normal" officeooo:rsid="003f69c7" officeooo:paragraph-rsid="003f69c7" style:font-weight-asian="normal" style:font-weight-complex="normal"/>
    </style:style>
    <style:style style:name="P34" style:family="paragraph" style:parent-style-name="Standard">
      <style:text-properties fo:font-weight="normal" officeooo:rsid="004245a8" officeooo:paragraph-rsid="004245a8" style:font-weight-asian="normal" style:font-weight-complex="normal"/>
    </style:style>
    <style:style style:name="T1" style:family="text">
      <style:text-properties officeooo:rsid="001c592a"/>
    </style:style>
    <style:style style:name="T2" style:family="text">
      <style:text-properties officeooo:rsid="001d6656"/>
    </style:style>
    <style:style style:name="T3" style:family="text">
      <style:text-properties officeooo:rsid="00236fec"/>
    </style:style>
    <style:style style:name="T4" style:family="text">
      <style:text-properties officeooo:rsid="0024c52e"/>
    </style:style>
    <style:style style:name="T5" style:family="text">
      <style:text-properties officeooo:rsid="002592d3"/>
    </style:style>
    <style:style style:name="T6" style:family="text">
      <style:text-properties officeooo:rsid="002cbe42"/>
    </style:style>
    <style:style style:name="T7" style:family="text">
      <style:text-properties officeooo:rsid="002cee53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aaab6" style:font-weight-asian="normal" style:font-weight-complex="normal"/>
    </style:style>
    <style:style style:name="T10" style:family="text">
      <style:text-properties fo:font-weight="normal" officeooo:rsid="003214ae" style:font-weight-asian="normal" style:font-weight-complex="normal"/>
    </style:style>
    <style:style style:name="T11" style:family="text">
      <style:text-properties officeooo:rsid="0031260d"/>
    </style:style>
    <style:style style:name="T12" style:family="text">
      <style:text-properties officeooo:rsid="003214ae"/>
    </style:style>
    <style:style style:name="T13" style:family="text">
      <style:text-properties officeooo:rsid="00381d4a"/>
    </style:style>
    <style:style style:name="T14" style:family="text">
      <style:text-properties officeooo:rsid="0039fb92"/>
    </style:style>
    <style:style style:name="T15" style:family="text">
      <style:text-properties officeooo:rsid="0003cee7"/>
    </style:style>
    <style:style style:name="T16" style:family="text">
      <style:text-properties officeooo:rsid="003cc4ee"/>
    </style:style>
    <style:style style:name="T17" style:family="text">
      <style:text-properties officeooo:rsid="004245a8"/>
    </style:style>
    <style:style style:name="T18" style:family="text">
      <style:text-properties officeooo:rsid="00435f3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evelopment of Github_PCB-111000</text:p>
      <text:p text:style-name="P2"/>
      <text:p text:style-name="P7">Create new folders<text:tab/>9_Nano_Projects</text:p>
      <text:p text:style-name="P7">and<text:tab/><text:tab/><text:tab/>Resources_nano_projects</text:p>
      <text:p text:style-name="P7"/>
      <text:p text:style-name="P7">Go to <text:tab/><text:tab/><text:tab/>ATMEGA_project_work_BKP_30_Sept_2022\I2C_apps_project_V10<text:tab/>and</text:p>
      <text:p text:style-name="P7">Copy <text:span text:style-name="T1">the </text:span>files in<text:tab/>2_User_projects_V1_9\Resources_V12 to Resources_nano_projects</text:p>
      <text:p text:style-name="P1"/>
      <text:p text:style-name="P24">Create a new Arduino project <text:tab/>1_first_project </text:p>
      <text:p text:style-name="P24">and save it under<text:tab/><text:tab/><text:tab/>9_Nano_Projects</text:p>
      <text:p text:style-name="P24">Note that folder<text:tab/><text:tab/><text:tab/>1_first_project <text:tab/>is created for the project </text:p>
      <text:p text:style-name="P24"/>
      <text:p text:style-name="P25">Open<text:tab/><text:tab/><text:tab/><text:tab/><text:tab/>2_User_projects_V1_9\….\….\Open Proj_1A1</text:p>
      <text:p text:style-name="P25">Copy its contents into the Arduino project</text:p>
      <text:p text:style-name="P24"/>
      <text:p text:style-name="P25">Copy<text:tab/><text:tab/><text:tab/><text:tab/>Proj_1A1 hex file and </text:p>
      <text:p text:style-name="P25"><text:tab/><text:tab/><text:tab/><text:tab/>Proj_1A1_header_file</text:p>
      <text:p text:style-name="P25">into the <text:tab/><text:tab/><text:tab/><text:span text:style-name="T2">1_first_project </text:span>folder along side the <text:span text:style-name="T2">1_first_project </text:span>project </text:p>
      <text:p text:style-name="P25">Rename the header file <text:tab/>First_project_header</text:p>
      <text:p text:style-name="P25"/>
      <text:p text:style-name="P4">Initial tests</text:p>
      <text:p text:style-name="P25"/>
      <text:p text:style-name="P26">Upload the hex file to a PCB111000 </text:p>
      <text:p text:style-name="P26">Check it runs immediately following an -r- keypress</text:p>
      <text:p text:style-name="P26">Gives Version data following an -x- keypress</text:p>
      <text:p text:style-name="P26"/>
      <text:p text:style-name="P27">Close and reopen the Arduino Project so that it includes the header file</text:p>
      <text:p text:style-name="P27">Edit the #include statement to read<text:tab/>#include "First_project_header.h"</text:p>
      <text:p text:style-name="P27"/>
      <text:p text:style-name="P28">Compile the project using Nano board Atmega 168 processor</text:p>
      <text:p text:style-name="P28">Using <text:tab/><text:tab/>setup_HW_basic;</text:p>
      <text:p text:style-name="P28">and<text:tab/><text:tab/>setup_HW</text:p>
      <text:p text:style-name="P28"/>
      <text:p text:style-name="P28">Check the following <text:span text:style-name="T3">text</text:span> is printed out OK</text:p>
      <text:p text:style-name="P28">1 for OS version</text:p>
      <text:p text:style-name="P28">2 for system data</text:p>
      <text:p text:style-name="P28">3 Message from the OS (x to escape)</text:p>
      <text:p text:style-name="P28">The Default project runs correctly</text:p>
      <text:p text:style-name="P28"/>
      <text:p text:style-name="P28">OS version</text:p>
      <text:p text:style-name="P28">OS: I2C_V20_0_CA</text:p>
      <text:p text:style-name="P28"/>
      <text:p text:style-name="P28">System data:</text:p>
      <text:p text:style-name="P28">SW information: Operating system I2C_V20_0_CA <text:s/>Projects V1_9 and Bootloader V4_21_CA. <text:s/>External programmer V2_30B</text:p>
      <text:p text:style-name="P28"/>
      <text:p text:style-name="P28"/>
      <text:p text:style-name="P3">Update mini-OS</text:p>
      <text:p text:style-name="P3"/>
      <text:p text:style-name="P11">Github_PCB-111000 <text:span text:style-name="T4">contains mini-OS version12 and 13.</text:span></text:p>
      <text:p text:style-name="P12">Replace this OS with mini-OS_V<text:span text:style-name="T5">ersion </text:span>20 <text:span text:style-name="T5">copied from</text:span></text:p>
      <text:p text:style-name="P8">ATMEGA_project_work_BKP_30_Sept_2022\I2C_apps_project_V10</text:p>
      <text:p text:style-name="P13"><text:soft-page-break/>Rebuilding mini-OS_V20 will require use of Atmel Studio 7.</text:p>
      <text:p text:style-name="P13">Reprogramming the Atmega 328 with require the programs saved under</text:p>
      <text:p text:style-name="P9">ATMEGA_project_work_BKP_30_Sept_2022\I2C_apps_project_V10</text:p>
      <text:p text:style-name="P9"/>
      <text:p text:style-name="P14">To update the mini-OS</text:p>
      <text:p text:style-name="P14">At the p/r prompt put “4_Project_pcb_168_V2.30B” on the Atmega 168</text:p>
      <text:p text:style-name="P14">At the ‘P’ prompt press </text:p>
      <text:p text:style-name="P14"><text:tab/>‘P’ to reprogram the mini-OS</text:p>
      <text:p text:style-name="P14"><text:tab/>‘E’ to update the “Hello world” file.</text:p>
      <text:p text:style-name="P14"/>
      <text:p text:style-name="P17">Note: <text:span text:style-name="T7">Other programmers that should no longer be needed.</text:span></text:p>
      <text:p text:style-name="P17"><text:tab/>Version A: Same as Version B but B has one extra line to trigger auto cal of the 328.</text:p>
      <text:p text:style-name="P16"><text:tab/>4a_Project_pcb_328_V2.31A <text:span text:style-name="T6">runs on an Atmega328</text:span></text:p>
      <text:p text:style-name="P15"><text:tab/>Programmer_pcb_328_V1.10 <text:span text:style-name="T7">runs on a 328 and is used to put </text:span>V2.30B <text:span text:style-name="T7">on a 168 or replicate <text:tab/>itself on another 328</text:span></text:p>
      <text:p text:style-name="P1"><text:tab/>6_BL_programmer_V1_5 <text:span text:style-name="T7">was a development tool and is no longer required</text:span></text:p>
      <text:p text:style-name="P1"/>
      <text:p text:style-name="P30">If more boards are to be built <text:span text:style-name="T12">a </text:span>UNO will be used to put <text:span text:style-name="T9">V2.30B </text:span><text:span text:style-name="T8">onto an Atmega 168 </text:span><text:span text:style-name="T10">and also calibrate it.</text:span></text:p>
      <text:p text:style-name="P1"/>
      <text:p text:style-name="P29">The <text:span text:style-name="T11">A</text:span>tmega 328 programmer applies t<text:span text:style-name="T11">h</text:span>e following config bytes to the 168</text:p>
      <text:p text:style-name="P1"/>
      <text:p text:style-name="P29"><text:tab/><text:tab/><text:tab/>FF<text:tab/>D5<text:tab/>C2<text:tab/>EB</text:p>
      <text:p text:style-name="P29">V1.10 <text:span text:style-name="T11">applies<text:tab/><text:tab/></text:span>FF<text:tab/>D7<text:tab/>E2<text:tab/>EB</text:p>
      <text:p text:style-name="P29"/>
      <text:p text:style-name="P31">Differences effect the brown out level and start up time.</text:p>
      <text:p text:style-name="P31"/>
      <text:p text:style-name="P5">New locations for user cal bytes<text:tab/>Check carefully <text:span text:style-name="T13">that</text:span> these are <text:span text:style-name="T14">always </text:span>used</text:p>
      <text:p text:style-name="P32"/>
      <text:p text:style-name="P32">0x1FF<text:tab/>User calibration byte</text:p>
      <text:p text:style-name="P32">0x1FE<text:tab/>User calibration byte</text:p>
      <text:p text:style-name="P32">0x1FD<text:tab/>Default calibration byte</text:p>
      <text:p text:style-name="P32"/>
      <text:p text:style-name="P19">0x<text:span text:style-name="T15">1FC</text:span> PRN generator random number HB</text:p>
      <text:p text:style-name="P19">0x<text:span text:style-name="T15">1FB</text:span> PRN generator random number LB</text:p>
      <text:p text:style-name="P19">0x<text:span text:style-name="T15">1FA</text:span> PRN generator random number HB</text:p>
      <text:p text:style-name="P19">0x<text:span text:style-name="T15">1F9</text:span> PRN generator random number LB</text:p>
      <text:p text:style-name="P19">0x<text:span text:style-name="T15">1F8</text:span> PRN generator random number HB</text:p>
      <text:p text:style-name="P19">0x<text:span text:style-name="T15">1F7</text:span> PRN generator random number LB</text:p>
      <text:p text:style-name="P18">0x<text:span text:style-name="T15">1F6</text:span> PRN EEPROM location offset 0, 1 or 2</text:p>
      <text:p text:style-name="P32"/>
      <text:p text:style-name="P10">2_User_projects_V1_9<text:span text:style-name="T16">\Proj_9_System_projects\Proj_9A_168_manual_cal() </text:span></text:p>
      <text:p text:style-name="P20">writes EEPROM location 0x1FA to zero.</text:p>
      <text:p text:style-name="P20">No reason for this has been found and the line should be commented out</text:p>
      <text:p text:style-name="P20"/>
      <text:p text:style-name="P6">Problem<text:span text:style-name="T17">s</text:span></text:p>
      <text:p text:style-name="P21"><text:span text:style-name="T17">1<text:tab/></text:span>Note old problem with redefinition of </text:p>
      <text:p text:style-name="P20"><text:tab/>volatile char PCMSK0_mem, PCMSK2_mem;</text:p>
      <text:p text:style-name="P21"><text:tab/>in File I2C_subroutines_2</text:p>
      <text:p text:style-name="P22"><text:tab/>void I2C_Tx_float_display_control(void) </text:p>
      <text:p text:style-name="P23"><text:tab/>and #include "../Header_files/I_O_from switches.h"<text:tab/></text:p>
      <text:p text:style-name="P23"><text:tab/>commented out for now.</text:p>
      <text:p text:style-name="P34"><text:soft-page-break/>2<text:tab/>I2C_subroutines_2 line 121 </text:p>
      <text:p text:style-name="P34"><text:tab/><text:span text:style-name="T18">Commented out for time being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6-24T11:54:43.854000000</meta:creation-date>
    <meta:generator>LibreOffice/6.2.8.2$Windows_X86_64 LibreOffice_project/f82ddfca21ebc1e222a662a32b25c0c9d20169ee</meta:generator>
    <dc:date>2023-06-30T09:39:23.871000000</dc:date>
    <meta:editing-duration>PT8H39M25S</meta:editing-duration>
    <meta:editing-cycles>27</meta:editing-cycles>
    <meta:document-statistic meta:table-count="0" meta:image-count="0" meta:object-count="0" meta:page-count="3" meta:paragraph-count="77" meta:word-count="487" meta:character-count="3378" meta:non-whitespace-character-count="2909"/>
  </office:meta>
</office:document-meta>
</file>